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F0000042375CDBE4193C44CA7.png" manifest:media-type="image/png"/>
  <manifest:file-entry manifest:full-path="Pictures/10000001000003BD000000F008DA9E7F37B4A8A1.png" manifest:media-type="image/png"/>
  <manifest:file-entry manifest:full-path="Pictures/100000010000066200000438A74600BBA48182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6cb" officeooo:paragraph-rsid="000e06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16.355cm" draw:z-index="0"><draw:image xlink:href="Pictures/100000010000066200000438A74600BBA48182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4.263cm" draw:z-index="1"><draw:image xlink:href="Pictures/10000001000003BD000000F008DA9E7F37B4A8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14.254cm" draw:z-index="2"><draw:image xlink:href="Pictures/10000001000004EF0000042375CDBE4193C44C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1:23:21.519073812</meta:creation-date>
    <dc:date>2023-11-10T21:25:37.269432084</dc:date>
    <meta:editing-duration>PT2M16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